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D lim (in)</text:p>
          </table:table-cell>
          <table:table-cell office:value-type="string" calcext:value-type="string">
            <text:p>OD lim (in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3]*8.85075;0)" office:value-type="float" office:value="2629" calcext:value-type="float">
            <text:p>26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4]*8.85075;0)" office:value-type="float" office:value="4549" calcext:value-type="float">
            <text:p>4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5]*8.85075;0)" office:value-type="float" office:value="11099" calcext:value-type="float">
            <text:p>11099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44:40.096558514</meta:creation-date>
    <dc:date>2024-09-14T08:56:17.837307378</dc:date>
    <meta:editing-duration>PT14H17M35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